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.3999996185303pt" officeooo:rsid="00040e2e" officeooo:paragraph-rsid="00040e2e" style:font-size-asian="15.3999996185303pt" style:font-size-complex="15.3999996185303pt"/>
    </style:style>
    <style:style style:name="P2" style:family="paragraph" style:parent-style-name="Standard">
      <style:text-properties fo:font-size="15.3999996185303pt" officeooo:rsid="00040e2e" officeooo:paragraph-rsid="00049b91" style:font-size-asian="15.3999996185303pt" style:font-size-complex="15.3999996185303pt"/>
    </style:style>
    <style:style style:name="P3" style:family="paragraph" style:parent-style-name="Standard">
      <style:text-properties fo:font-size="15.3999996185303pt" officeooo:rsid="00037048" officeooo:paragraph-rsid="0005ed9e" style:font-size-asian="15.3999996185303pt" style:font-size-complex="15.3999996185303pt"/>
    </style:style>
    <style:style style:name="P4" style:family="paragraph" style:parent-style-name="Standard">
      <style:text-properties fo:font-size="16pt" officeooo:rsid="00040e2e" officeooo:paragraph-rsid="0005ed9e" style:font-size-asian="16pt" style:font-size-complex="16pt"/>
    </style:style>
    <style:style style:name="P5" style:family="paragraph" style:parent-style-name="Standard">
      <style:text-properties fo:font-size="15.3999996185303pt" officeooo:rsid="00049b91" officeooo:paragraph-rsid="0005ed9e" style:font-size-asian="15.3999996185303pt" style:font-size-complex="15.3999996185303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49b91"/>
    </style:style>
    <style:style style:name="T3" style:family="text">
      <style:text-properties fo:color="#c9211e" loext:opacity="100%" officeooo:rsid="00040e2e"/>
    </style:style>
    <style:style style:name="T4" style:family="text">
      <style:text-properties fo:color="#c9211e" loext:opacity="100%" officeooo:rsid="0005ed9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49b91"/>
    </style:style>
    <style:style style:name="T7" style:family="text">
      <style:text-properties officeooo:rsid="00049b91"/>
    </style:style>
    <style:style style:name="T8" style:family="text">
      <style:text-properties fo:font-size="15.3999996185303pt" officeooo:rsid="00049b91" style:font-size-asian="15.3999996185303pt" style:font-size-complex="15.3999996185303pt"/>
    </style:style>
    <style:style style:name="T9" style:family="text">
      <style:text-properties style:use-window-font-color="true" loext:opacity="0%" officeooo:rsid="00040e2e"/>
    </style:style>
    <style:style style:name="T1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 </text:span><text:span text:style-name="T4">1</text:span><text:span text:style-name="T1">: </text:span><text:line-break/><text:line-break/>Un estudiante está cursando 5 materias, tiene la nota de cada</text:p>
      <text:p text:style-name="P3">materia y quiere saber cuál es su promedio. Realizar el análisis, diseño (pseudocódigo), diagrama de flujo y pruebas de escritorio.<text:line-break/><text:line-break/><text:span text:style-name="T3">Análisis<text:line-break/><text:line-break/></text:span><text:span text:style-name="T9">Un estudiante necesita calcular su promedio de notas en 5 materias. El programa debe tomar las notas ingresadas por el usuario, calcular el promedio de estas notas y mostrarlo como resultado. Esto se logra sumando todas las notas y dividiendo esta suma entre 5. El resultado es el promedio de las notas del estudiante.</text:span></text:p>
      <text:p text:style-name="P1"/>
      <text:p text:style-name="P1"><text:span text:style-name="T5">Datos de entrada</text:span>: Notas de las 5 materias.<text:line-break/><text:span text:style-name="T6">Datos de salida:</text:span><text:span text:style-name="T7"> Promedio de las notas.</text:span></text:p>
      <text:p text:style-name="P1"><text:span text:style-name="T5">Proceso:</text:span><text:span text:style-name="T10"> Sumar todas las notas. Dividir la suma de las notas entre el número total de materias.</text:span></text:p>
      <text:p text:style-name="P2"><text:span text:style-name="T1"><text:line-break/></text:span><text:span text:style-name="T2">Pruebas de escritorio:</text:span><text:span text:style-name="T7"><text:line-break/></text:span></text:p>
      <text:p text:style-name="P5">Caso1:<text:line-break/></text:p>
      <text:p text:style-name="P5">Entrada: nota1 = 5, nota2 = 4, nota3 = 3, nota4 = 2, nota5 = 1</text:p>
      <text:p text:style-name="P5">Proceso: (5 + 4 + 3 + 2 + 1) / 5 = 3</text:p>
      <text:p text:style-name="P5">Salida esperada: El promedio es: 3</text:p>
      <text:p text:style-name="P5"><text:line-break/>Caso 2:<text:line-break/></text:p>
      <text:p text:style-name="P5">Entrada: nota1 = 10, nota2 = 9, nota3 = 8, nota4 = 7, nota5 = 6</text:p>
      <text:p text:style-name="P5">Proceso: (10 + 9 + 8 + 7 + 6) / 5 = 8</text:p>
      <text:p text:style-name="P4"><text:span text:style-name="T8">Salida esperada: El promedio es: 8</text:span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1:18:35.724000000</meta:creation-date>
    <dc:date>2024-05-26T22:09:45.782000000</dc:date>
    <meta:editing-duration>PT10M10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3" meta:word-count="198" meta:character-count="1021" meta:non-whitespace-character-count="826"/>
  </office:meta>
</office:document-meta>
</file>